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paragraph-properties fo:margin-top="0cm" fo:margin-bottom="0.25cm" style:contextual-spacing="false"/>
      <style:text-properties style:font-name="Cantarell"/>
    </style:style>
    <style:style style:name="P2" style:family="paragraph" style:parent-style-name="Heading_20_2">
      <style:paragraph-properties fo:margin-top="0cm" fo:margin-bottom="0.25cm" style:contextual-spacing="false"/>
      <style:text-properties style:font-name="Cantarell"/>
    </style:style>
    <style:style style:name="P3" style:family="paragraph" style:parent-style-name="Heading_20_2">
      <style:paragraph-properties fo:margin-top="0cm" fo:margin-bottom="0.25cm" style:contextual-spacing="false"/>
      <style:text-properties style:font-name="Cantarell" fo:font-weight="bold" style:font-weight-asian="bold" style:font-weight-complex="bold"/>
    </style:style>
    <style:style style:name="P4" style:family="paragraph" style:parent-style-name="Text_20_body">
      <style:paragraph-properties fo:margin-top="0cm" fo:margin-bottom="0.25cm" style:contextual-spacing="false"/>
    </style:style>
    <style:style style:name="P5" style:family="paragraph" style:parent-style-name="Text_20_body">
      <style:paragraph-properties fo:margin-top="0cm" fo:margin-bottom="0.25cm" style:contextual-spacing="false"/>
      <style:text-properties style:font-name="Cantarell"/>
    </style:style>
    <style:style style:name="P6" style:family="paragraph" style:parent-style-name="Text_20_body">
      <style:paragraph-properties fo:margin-top="0cm" fo:margin-bottom="0.25cm" style:contextual-spacing="false"/>
      <style:text-properties style:font-name="Cantarell" fo:font-style="italic" style:font-style-asian="italic" style:font-style-complex="italic"/>
    </style:style>
    <style:style style:name="P7" style:family="paragraph" style:parent-style-name="Text_20_body">
      <style:paragraph-properties fo:margin-top="0cm" fo:margin-bottom="0.25cm" style:contextual-spacing="false" fo:text-align="center" style:justify-single-word="false"/>
      <style:text-properties style:font-name="Cantarell" fo:font-style="italic" style:font-style-asian="italic" style:font-style-complex="italic"/>
    </style:style>
    <style:style style:name="P8" style:family="paragraph" style:parent-style-name="Standard">
      <style:paragraph-properties fo:margin-top="0cm" fo:margin-bottom="0.25cm" style:contextual-spacing="false"/>
      <style:text-properties style:font-name="Cantarell"/>
    </style:style>
    <style:style style:name="P9" style:family="paragraph" style:parent-style-name="Standard">
      <style:paragraph-properties fo:margin-top="0cm" fo:margin-bottom="0.25cm" style:contextual-spacing="false" fo:text-align="center" style:justify-single-word="false"/>
      <style:text-properties style:font-name="Cantarell" fo:font-size="24pt" fo:font-weight="bold" style:font-size-asian="24pt" style:font-weight-asian="bold" style:font-size-complex="24pt" style:font-weight-complex="bold"/>
    </style:style>
    <style:style style:name="P10" style:family="paragraph" style:parent-style-name="Standard">
      <style:paragraph-properties fo:margin-top="0cm" fo:margin-bottom="0.25cm" style:contextual-spacing="false" fo:text-align="center" style:justify-single-word="false"/>
      <style:text-properties style:font-name="Cantarell"/>
    </style:style>
    <style:style style:name="P11" style:family="paragraph" style:parent-style-name="Text_20_body">
      <style:paragraph-properties fo:margin-left="1.251cm" fo:margin-right="0cm" fo:margin-top="0cm" fo:margin-bottom="0.25cm" style:contextual-spacing="false" fo:text-indent="0cm" style:auto-text-indent="false"/>
    </style:style>
    <style:style style:name="P12" style:family="paragraph" style:parent-style-name="Text_20_body">
      <style:paragraph-properties fo:margin-left="1.251cm" fo:margin-right="0cm" fo:margin-top="0cm" fo:margin-bottom="0.25cm" style:contextual-spacing="false" fo:text-indent="0cm" style:auto-text-indent="false"/>
      <style:text-properties style:font-name="Cantarell"/>
    </style:style>
    <style:style style:name="P13" style:family="paragraph" style:parent-style-name="Text_20_body">
      <style:paragraph-properties fo:margin-left="0cm" fo:margin-right="0cm" fo:margin-top="0cm" fo:margin-bottom="0.25cm" style:contextual-spacing="false" fo:text-indent="0cm" style:auto-text-indent="false"/>
      <style:text-properties style:font-name="Cantarell"/>
    </style:style>
    <style:style style:name="P14" style:family="paragraph">
      <style:paragraph-properties fo:text-align="end"/>
    </style:style>
    <style:style style:name="P15" style:family="paragraph">
      <style:paragraph-properties fo:text-align="end"/>
      <style:text-properties style:font-name="Cantarell" fo:font-size="12pt" fo:font-style="italic" style:font-style-asian="italic" style:font-style-complex="italic"/>
    </style:style>
    <style:style style:name="P16" style:family="paragraph">
      <style:paragraph-properties fo:text-align="start"/>
    </style:style>
    <style:style style:name="P17" style:family="paragraph">
      <style:paragraph-properties fo:margin-top="0cm" fo:margin-bottom="0cm" fo:text-align="start"/>
    </style:style>
    <style:style style:name="P18" style:family="paragraph">
      <style:paragraph-properties fo:text-align="start"/>
      <style:text-properties style:font-name="Times New Roman" fo:font-size="12pt" fo:font-style="normal" style:font-style-asian="normal" style:font-style-complex="normal"/>
    </style:style>
    <style:style style:name="P19" style:family="paragraph">
      <style:paragraph-properties fo:text-align="center"/>
    </style:style>
    <style:style style:name="P20" style:family="paragraph">
      <style:paragraph-properties fo:text-align="center"/>
      <style:text-properties fo:color="#ffffff" style:font-name="Cantarell" style:font-size-asian="10.5pt"/>
    </style:style>
    <style:style style:name="T1" style:family="text">
      <style:text-properties style:font-name="Cantarell"/>
    </style:style>
    <style:style style:name="T2" style:family="text">
      <style:text-properties style:font-name="Cantarell" fo:font-style="italic" style:font-style-asian="italic" style:font-style-complex="italic"/>
    </style:style>
    <style:style style:name="T3" style:family="text">
      <style:text-properties style:font-name="Cantarell"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normal" style:font-weight-asian="normal" style:font-weight-complex="normal"/>
    </style:style>
    <style:style style:name="T8" style:family="text">
      <style:text-properties style:font-name="Cantarell" fo:font-size="12pt" fo:font-style="italic" style:font-style-asian="italic" style:font-style-complex="italic"/>
    </style:style>
    <style:style style:name="T9" style:family="text">
      <style:text-properties fo:color="#ffffff" style:font-name="Cantarell" style:font-size-asian="10.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vertical-pos="from-top" style:vertical-rel="page"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style:run-through="foreground"/>
    </style:style>
    <style:style style:name="gr3" style:family="graphic">
      <style:graphic-properties draw:textarea-horizontal-align="center" draw:textarea-vertical-align="middle" style:run-through="foreground"/>
    </style:style>
    <style:style style:name="gr4" style:family="graphic">
      <style:graphic-properties draw:stroke="none" draw:fill="solid" draw:fill-color="#800000"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5" style:family="graphic">
      <style:graphic-properties draw:stroke="none" draw:fill="solid" draw:fill-color="#800000"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draw:fill="solid" draw:fill-color="#ff8c00"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7" style:family="graphic">
      <style:graphic-properties draw:stroke="none" draw:fill="solid" draw:fill-color="#b8860b"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8" style:family="graphic">
      <style:graphic-properties draw:stroke="none" draw:fill="solid" draw:fill-color="#b8860b"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none" draw:fill="solid" draw:fill-color="#303030"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0" style:family="graphic">
      <style:graphic-properties draw:stroke="none" draw:fill="solid" draw:fill-color="#303030" draw:textarea-horizontal-align="center" draw:textarea-vertical-align="middl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g text:anchor-type="page" text:anchor-page-number="1" draw:z-index="0" draw:style-name="gr1">
        <draw:rect draw:style-name="gr2" draw:text-style-name="P15" svg:width="5.972cm" svg:height="1.341cm" svg:x="4.78cm" svg:y="4.193cm">
          <text:p text:style-name="P14"><text:span text:style-name="T8">patrick.f.king@gmail.com</text:span></text:p>
          <text:p text:style-name="P14"><text:span text:style-name="T8">(403) 922-4960</text:span></text:p>
        </draw:rect>
        <draw:rect draw:style-name="gr2" draw:text-style-name="P18" svg:width="7.601cm" svg:height="1.341cm" svg:x="10.749cm" svg:y="4.193cm">
          <text:p text:style-name="P16"><text:span text:style-name="T8">Calgary, Canada</text:span></text:p>
          <text:p text:style-name="P17"><text:span text:style-name="T8">This Resume: </text:span><text:span text:style-name="T8"><text:a xlink:href="https://patrickking.github.io/" xlink:type="simple">patrickking.github.io</text:a></text:span></text:p>
        </draw:rect>
        <draw:line draw:style-name="gr3" draw:text-style-name="P19" svg:x1="10.751cm" svg:y1="4.192cm" svg:x2="10.751cm" svg:y2="5.533cm">
          <text:p/>
        </draw:line>
      </draw:g>
      <text:p text:style-name="P9">PATRICK KING</text:p>
      <text:p text:style-name="P10">Full-stack web developer in Ruby on Rails + React + Node.js</text:p>
      <text:p text:style-name="P5"/>
      <text:p text:style-name="P5"/>
      <text:h text:style-name="P2" text:outline-level="2">EXPERIENCE</text:h>
      <text:h text:style-name="P1" text:outline-level="3">Hacquity - Hacking Gender Equity Hackathon - May to Sept 2018 </text:h>
      <text:p text:style-name="P4"><text:span text:style-name="T2">DoM Citizen </text:span><text:a xlink:type="simple" xlink:href="https://github.com/PatrickKing/hacquity-apps"><text:span text:style-name="T2">(Github)</text:span></text:a><text:span text:style-name="T2"> 2018 </text:span></text:p>
      <text:p text:style-name="P13"><draw:rect text:anchor-type="as-char" draw:z-index="62" draw:style-name="gr9" draw:text-style-name="P20" svg:width="2.897cm" svg:height="0.625cm" draw:corner-radius="0.25cm"><text:p text:style-name="P19"><text:span text:style-name="T9">Ruby On Rails</text:span></text:p></draw:rect> <draw:rect text:anchor-type="as-char" draw:z-index="63" draw:style-name="gr9" draw:text-style-name="P20" svg:width="3.169cm" svg:height="0.625cm" draw:corner-radius="0.25cm"><text:p text:style-name="P19"><text:span text:style-name="T9">Postgres SQL</text:span></text:p></draw:rect> <draw:rect text:anchor-type="as-char" draw:z-index="64" draw:style-name="gr9" draw:text-style-name="P20" svg:width="0.92cm" svg:height="0.625cm" draw:corner-radius="0.25cm"><text:p text:style-name="P19"><text:span text:style-name="T9">S3</text:span></text:p></draw:rect> <draw:rect text:anchor-type="as-char" draw:z-index="65" draw:style-name="gr9" draw:text-style-name="P20" svg:width="3.675cm" svg:height="0.625cm" draw:corner-radius="0.25cm"><text:p text:style-name="P19"><text:span text:style-name="T9">Google Docs API</text:span></text:p></draw:rect> <draw:rect text:anchor-type="as-char" svg:y="-0.31cm" draw:z-index="66" draw:style-name="gr10" draw:text-style-name="P20" svg:width="5.525cm" svg:height="0.625cm" draw:corner-radius="0.25cm"><text:p text:style-name="P19"><text:span text:style-name="T9">Email (Sendgrid + Mailgun)</text:span></text:p></draw:rect> <draw:rect text:anchor-type="as-char" draw:z-index="67" draw:style-name="gr9" draw:text-style-name="P20" svg:width="1.676cm" svg:height="0.625cm" draw:corner-radius="0.25cm"><text:p text:style-name="P19"><text:span text:style-name="T9">Heroku</text:span></text:p></draw:rect> </text:p>
      <text:p text:style-name="P12"><text:span text:style-name="T6">Role:</text:span> Lead Developer - <text:span text:style-name="T6">Challenges:</text:span> As part of an extended hackathon I built DoM (Department of Medicine) Citizen, a prototype community portal for physicians in Calgary. This rails app has features for sharing and reviewing trusted service providers, uploading and searching resumes, and connecting with potential mentors. Trying my hand at some new cloud APIs was interesting, and as the webapp is part of a larger initiative to study barriers to gender equity in medicine, I had the opportunity to help facilitate a workshop about the site and present it to potential users there. Working alone to deliver some intricate features, I opted to limit complexity and simulate a single-page app experience with turbolinks. I built a fast and responsive site with virtually no javascript. </text:p>
      <text:h text:style-name="P1" text:outline-level="3">VizworX Inc. - March 2013 to Present </text:h>
      <text:p text:style-name="P4"><text:a xlink:type="simple" xlink:href="https://apps2.neb-one.gc.ca/imports-exports/"><text:span text:style-name="T2">Imports &amp; Exports of Energy Products to and from Canada</text:span></text:a><text:span text:style-name="T2"> NEB </text:span><text:a xlink:type="simple" xlink:href="https://github.com/NEBGitHub/importations-exportations_imports-exports"><text:span text:style-name="T2">(Github)</text:span></text:a><text:span text:style-name="T2"> - 2017 to 2018</text:span><text:span text:style-name="T1"> </text:span></text:p>
      <text:p text:style-name="P5"><draw:rect text:anchor-type="as-char" draw:z-index="68" draw:style-name="gr9" draw:text-style-name="P20" svg:width="1.811cm" svg:height="0.625cm" draw:corner-radius="0.25cm"><text:p text:style-name="P19"><text:span text:style-name="T9">React.js</text:span></text:p></draw:rect> <draw:rect text:anchor-type="as-char" draw:z-index="69" draw:style-name="gr9" draw:text-style-name="P20" svg:width="2.941cm" svg:height="0.625cm" draw:corner-radius="0.25cm"><text:p text:style-name="P19"><text:span text:style-name="T9">Immutable.js</text:span></text:p></draw:rect> <draw:rect text:anchor-type="as-char" draw:z-index="70" draw:style-name="gr9" draw:text-style-name="P20" svg:width="1.615cm" svg:height="0.625cm" draw:corner-radius="0.25cm"><text:p text:style-name="P19"><text:span text:style-name="T9">Redux</text:span></text:p></draw:rect> <draw:rect text:anchor-type="as-char" draw:z-index="71" draw:style-name="gr9" draw:text-style-name="P20" svg:width="2.257cm" svg:height="0.625cm" draw:corner-radius="0.25cm"><text:p text:style-name="P19"><text:span text:style-name="T9">Webpack</text:span></text:p></draw:rect> <draw:rect text:anchor-type="as-char" draw:z-index="72" draw:style-name="gr9" draw:text-style-name="P20" svg:width="0.98cm" svg:height="0.625cm" draw:corner-radius="0.25cm"><text:p text:style-name="P19"><text:span text:style-name="T9">IIS</text:span></text:p></draw:rect></text:p>
      <text:p text:style-name="P12"><text:span text:style-name="T6">Role:</text:span> Consulting Developer - <text:span text:style-name="T6">Challenges:</text:span> While transitioning out of the company, I bootstrapped this new visualization and assisted with scoping and estimation before handing it off to the team. The main challenge was to offload and document all of the knowledge I had built up of the client and our projects. Keeping up with code review also became interesting, as I was no longer the author of any of code, and had less frequent contact with the team over time. </text:p>
      <text:p text:style-name="P4"><text:a xlink:type="simple" xlink:href="https://apps2.neb-one.gc.ca/pipeline-incidents"><text:span text:style-name="T2">Pipeline Incidents</text:span></text:a><text:span text:style-name="T2"> (NEB) </text:span><text:a xlink:type="simple" xlink:href="https://github.com/NEBGitHub/incidents-pipeliniers_pipeline-incidents"><text:span text:style-name="T2">(Github)</text:span></text:a><text:span text:style-name="T2"> 2017 </text:span></text:p>
      <text:p text:style-name="P5"><draw:rect text:anchor-type="as-char" draw:z-index="73" draw:style-name="gr9" draw:text-style-name="P20" svg:width="1.811cm" svg:height="0.625cm" draw:corner-radius="0.25cm"><text:p text:style-name="P19"><text:span text:style-name="T9">React.js</text:span></text:p></draw:rect> <draw:rect text:anchor-type="as-char" draw:z-index="74" draw:style-name="gr9" draw:text-style-name="P20" svg:width="2.941cm" svg:height="0.625cm" draw:corner-radius="0.25cm"><text:p text:style-name="P19"><text:span text:style-name="T9">Immutable.js</text:span></text:p></draw:rect> <draw:rect text:anchor-type="as-char" draw:z-index="75" draw:style-name="gr9" draw:text-style-name="P20" svg:width="1.615cm" svg:height="0.625cm" draw:corner-radius="0.25cm"><text:p text:style-name="P19"><text:span text:style-name="T9">Redux</text:span></text:p></draw:rect> <draw:rect text:anchor-type="as-char" draw:z-index="76" draw:style-name="gr9" draw:text-style-name="P20" svg:width="2.257cm" svg:height="0.625cm" draw:corner-radius="0.25cm"><text:p text:style-name="P19"><text:span text:style-name="T9">Webpack</text:span></text:p></draw:rect> <draw:rect text:anchor-type="as-char" draw:z-index="77" draw:style-name="gr9" draw:text-style-name="P20" svg:width="0.98cm" svg:height="0.625cm" draw:corner-radius="0.25cm"><text:p text:style-name="P19"><text:span text:style-name="T9">IIS</text:span></text:p></draw:rect> <draw:rect text:anchor-type="as-char" draw:z-index="78" draw:style-name="gr9" draw:text-style-name="P20" svg:width="1.781cm" svg:height="0.625cm" draw:corner-radius="0.25cm"><text:p text:style-name="P19"><text:span text:style-name="T9">Node.js</text:span></text:p></draw:rect></text:p>
      <text:p text:style-name="P12"><text:span text:style-name="T5">Role:</text:span> Lead Developer - <text:span text:style-name="T5">Challenges:</text:span> I onboarded a new junior developer, while transitioning the team to a new React based stack, while delivering a complex browser data visualization app under a tight deadline. My <text:soft-page-break/>organizational skills, time management, client interfacing and detail orientation were tested on this project! We delivered the app successfully and on time, with a limited amount of overtime. I lead the adoption of code review as a practice at Vizworx during this project. </text:p>
      <text:p text:style-name="P4"><text:a xlink:type="simple" xlink:href="https://apps2.neb-one.gc.ca/dvs"><text:span text:style-name="T2">Exploring Canada's Energy Future</text:span></text:a><text:span text:style-name="T2"> (NEB) </text:span><text:a xlink:type="simple" xlink:href="https://github.com/NEBGitHub/energy-futures-vis-avenir-energetique"><text:span text:style-name="T2">(Github)</text:span></text:a><text:span text:style-name="T2"> - 2016 to 2017 </text:span></text:p>
      <text:p text:style-name="P5"><draw:rect text:anchor-type="as-char" draw:z-index="79" draw:style-name="gr9" draw:text-style-name="P20" svg:width="2.634cm" svg:height="0.625cm" draw:corner-radius="0.25cm"><text:p text:style-name="P19"><text:span text:style-name="T9">Coffeescript</text:span></text:p></draw:rect> <draw:rect text:anchor-type="as-char" draw:z-index="80" draw:style-name="gr9" draw:text-style-name="P20" svg:width="2.428cm" svg:height="0.625cm" draw:corner-radius="0.25cm"><text:p text:style-name="P19"><text:span text:style-name="T9">Browserify</text:span></text:p></draw:rect> <draw:rect text:anchor-type="as-char" draw:z-index="81" draw:style-name="gr9" draw:text-style-name="P20" svg:width="1.355cm" svg:height="0.625cm" draw:corner-radius="0.25cm"><text:p text:style-name="P19"><text:span text:style-name="T9">D3.js</text:span></text:p></draw:rect> <draw:rect text:anchor-type="as-char" draw:z-index="82" draw:style-name="gr9" draw:text-style-name="P20" svg:width="0.98cm" svg:height="0.625cm" draw:corner-radius="0.25cm"><text:p text:style-name="P19"><text:span text:style-name="T9">IIS</text:span></text:p></draw:rect> <draw:rect text:anchor-type="as-char" draw:z-index="83" draw:style-name="gr9" draw:text-style-name="P20" svg:width="1.781cm" svg:height="0.625cm" draw:corner-radius="0.25cm"><text:p text:style-name="P19"><text:span text:style-name="T9">Node.js</text:span></text:p></draw:rect> <draw:rect text:anchor-type="as-char" draw:z-index="84" draw:style-name="gr9" draw:text-style-name="P20" svg:width="2.629cm" svg:height="0.625cm" draw:corner-radius="0.25cm"><text:p text:style-name="P19"><text:span text:style-name="T9">Phantom.js</text:span></text:p></draw:rect></text:p>
      <text:p text:style-name="P12"><text:span text:style-name="T5">Role:</text:span> Lead Developer - <text:span text:style-name="T5">Challenges:</text:span> I stepped into this project after it was already underway. As a pilot project for this client we had wide latitude in our choices of technology and approach, but we had to deliver this browser based visualization under tight deadlines and with limited access to the client's hosting environment. Challenges included building the app with tools not well suited to browser app development (D3 especially), integrating Node.js applications into an IIS hosting environment, and interfacing with an external design team and external client staff. With our partners focused on the design of the visualization, ensuring that non-design related concerns were considered and scoped was also a challenge. </text:p>
      <text:p text:style-name="P6">Ivrnet Central - 2016 </text:p>
      <text:p text:style-name="P5"><draw:rect text:anchor-type="as-char" draw:z-index="85" draw:style-name="gr9" draw:text-style-name="P20" svg:width="2.897cm" svg:height="0.625cm" draw:corner-radius="0.25cm"><text:p text:style-name="P19"><text:span text:style-name="T9">Ruby On Rails</text:span></text:p></draw:rect> <draw:rect text:anchor-type="as-char" draw:z-index="86" draw:style-name="gr9" draw:text-style-name="P20" svg:width="1.468cm" svg:height="0.625cm" draw:corner-radius="0.25cm"><text:p text:style-name="P19"><text:span text:style-name="T9">RSpec</text:span></text:p></draw:rect> <draw:rect text:anchor-type="as-char" draw:z-index="87" draw:style-name="gr9" draw:text-style-name="P20" svg:width="1.878cm" svg:height="0.625cm" draw:corner-radius="0.25cm"><text:p text:style-name="P19"><text:span text:style-name="T9">Docker</text:span></text:p></draw:rect> <draw:rect text:anchor-type="as-char" draw:z-index="88" draw:style-name="gr9" draw:text-style-name="P20" svg:width="3.169cm" svg:height="0.625cm" draw:corner-radius="0.25cm"><text:p text:style-name="P19"><text:span text:style-name="T9">Postgres SQL</text:span></text:p></draw:rect> </text:p>
      <text:p text:style-name="P12"><text:span text:style-name="T5">Role:</text:span> Developer - <text:span text:style-name="T5">Challenges:</text:span> This was a short engagement with another Calgary software company to support their development team; the main challenge was to drop into an unfamiliar Rails codebase and make worthwhile contributions during the six week span, while also learning the basics of Docker. </text:p>
      <text:p text:style-name="P6">Geoviz - 2015 to 2016 </text:p>
      <text:p text:style-name="P5"><draw:rect text:anchor-type="as-char" draw:z-index="89" draw:style-name="gr9" draw:text-style-name="P20" svg:width="1.811cm" svg:height="0.625cm" draw:corner-radius="0.25cm"><text:p text:style-name="P19"><text:span text:style-name="T9">React.js</text:span></text:p></draw:rect> <draw:rect text:anchor-type="as-char" draw:z-index="90" draw:style-name="gr9" draw:text-style-name="P20" svg:width="1.375cm" svg:height="0.625cm" draw:corner-radius="0.25cm"><text:p text:style-name="P19"><text:span text:style-name="T9">Flux</text:span></text:p></draw:rect> <draw:rect text:anchor-type="as-char" draw:z-index="91" draw:style-name="gr9" draw:text-style-name="P20" svg:width="1.715cm" svg:height="0.625cm" draw:corner-radius="0.25cm"><text:p text:style-name="P19"><text:span text:style-name="T9">Leaflet</text:span></text:p></draw:rect> <draw:rect text:anchor-type="as-char" draw:z-index="92" draw:style-name="gr9" draw:text-style-name="P20" svg:width="1.781cm" svg:height="0.625cm" draw:corner-radius="0.25cm"><text:p text:style-name="P19"><text:span text:style-name="T9">Node.js</text:span></text:p></draw:rect> <draw:rect text:anchor-type="as-char" draw:z-index="93" draw:style-name="gr9" draw:text-style-name="P20" svg:width="3.837cm" svg:height="0.625cm" draw:corner-radius="0.25cm"><text:p text:style-name="P19"><text:span text:style-name="T9">Objective-C + iOS</text:span></text:p></draw:rect> <draw:rect text:anchor-type="as-char" draw:z-index="94" draw:style-name="gr9" draw:text-style-name="P20" svg:width="2.301cm" svg:height="0.625cm" draw:corner-radius="0.25cm"><text:p text:style-name="P19"><text:span text:style-name="T9">C# + .NET</text:span></text:p></draw:rect> <draw:rect text:anchor-type="as-char" svg:y="-0.312cm" draw:z-index="95" draw:style-name="gr10" draw:text-style-name="P20" svg:width="4.975cm" svg:height="0.625cm" draw:corner-radius="0.25cm"><text:p text:style-name="P19"><text:span text:style-name="T9">ArcGIS (Server + SDKs)</text:span></text:p></draw:rect> </text:p>
      <text:p text:style-name="P12"><text:span text:style-name="T5">Role:</text:span> Developer - <text:span text:style-name="T5">Challenges:</text:span> Geoviz was a sprawling prototype project, with applications all communicating with each other on Windows hosts, iOS devices, servers, and in the browser. The essential challenge was keeping all of these platforms in sync as new features were added and communication protocols changed. Another notable challenge was implementing a React based mapping application at a time when adapters for Leaflet and Mapbox were at an early stage of development, or did not exist at all. Adapting DOM-state heavy and procedural tools like Leaflet to React's less stateful rendering approach was a challenge. </text:p>
      <text:p text:style-name="P6">WeEmploy - 2014 </text:p>
      <text:p text:style-name="P5"><draw:rect text:anchor-type="as-char" draw:z-index="96" draw:style-name="gr9" draw:text-style-name="P20" svg:width="2.897cm" svg:height="0.625cm" draw:corner-radius="0.25cm"><text:p text:style-name="P19"><text:span text:style-name="T9">Ruby On Rails</text:span></text:p></draw:rect> <draw:rect text:anchor-type="as-char" draw:z-index="97" draw:style-name="gr9" draw:text-style-name="P20" svg:width="3.169cm" svg:height="0.625cm" draw:corner-radius="0.25cm"><text:p text:style-name="P19"><text:span text:style-name="T9">Postgres SQL</text:span></text:p></draw:rect> <draw:rect text:anchor-type="as-char" draw:z-index="98" draw:style-name="gr9" draw:text-style-name="P20" svg:width="1.468cm" svg:height="0.625cm" draw:corner-radius="0.25cm"><text:p text:style-name="P19"><text:span text:style-name="T9">RSpec</text:span></text:p></draw:rect> <draw:rect text:anchor-type="as-char" draw:z-index="99" draw:style-name="gr9" draw:text-style-name="P20" svg:width="4.672cm" svg:height="0.625cm" draw:corner-radius="0.25cm"><text:p text:style-name="P19"><text:span text:style-name="T9">Sunspot Solr + Lucene</text:span></text:p></draw:rect></text:p>
      <text:p text:style-name="P12"><text:span text:style-name="T5">Role:</text:span> Developer - <text:span text:style-name="T5">Challenges:</text:span> The application concerned an online job board, and one notable challenge was designing a search system integrating Rails and Solr for matching candidates to jobs based on skills <text:soft-page-break/>and other traits. The client brought their own design team with some ambitious ideas, which demanded solid client facing abilities and presented some interesting HTML/CSS implementation challenges. </text:p>
      <text:p text:style-name="P6">Jobbsite - 2013 to 2015 </text:p>
      <text:p text:style-name="P5"><draw:rect text:anchor-type="as-char" draw:z-index="101" draw:style-name="gr9" draw:text-style-name="P20" svg:width="2.897cm" svg:height="0.625cm" draw:corner-radius="0.25cm"><text:p text:style-name="P19"><text:span text:style-name="T9">Ruby On Rails</text:span></text:p></draw:rect> <draw:rect text:anchor-type="as-char" draw:z-index="103" draw:style-name="gr9" draw:text-style-name="P20" svg:width="3.169cm" svg:height="0.625cm" draw:corner-radius="0.25cm"><text:p text:style-name="P19"><text:span text:style-name="T9">Postgres SQL</text:span></text:p></draw:rect> <draw:rect text:anchor-type="as-char" draw:z-index="105" draw:style-name="gr9" draw:text-style-name="P20" svg:width="1.468cm" svg:height="0.625cm" draw:corner-radius="0.25cm"><text:p text:style-name="P19"><text:span text:style-name="T9">RSpec</text:span></text:p></draw:rect> <draw:rect text:anchor-type="as-char" draw:z-index="106" draw:style-name="gr9" draw:text-style-name="P20" svg:width="2.227cm" svg:height="0.625cm" draw:corner-radius="0.25cm"><text:p text:style-name="P19"><text:span text:style-name="T9">Cucumber</text:span></text:p></draw:rect> <draw:rect text:anchor-type="as-char" draw:z-index="107" draw:style-name="gr9" draw:text-style-name="P20" svg:width="2.629cm" svg:height="0.625cm" draw:corner-radius="0.25cm"><text:p text:style-name="P19"><text:span text:style-name="T9">Phantom.js</text:span></text:p></draw:rect> <draw:rect text:anchor-type="as-char" draw:z-index="108" draw:style-name="gr9" draw:text-style-name="P20" svg:width="1.938cm" svg:height="0.625cm" draw:corner-radius="0.25cm"><text:p text:style-name="P19"><text:span text:style-name="T9">Selenium</text:span></text:p></draw:rect> <draw:rect text:anchor-type="as-char" draw:z-index="109" draw:style-name="gr9" draw:text-style-name="P20" svg:width="1.938cm" svg:height="0.625cm" draw:corner-radius="0.25cm"><text:p text:style-name="P19"><text:span text:style-name="T9">Paperclip</text:span></text:p></draw:rect> <draw:rect text:anchor-type="as-char" draw:z-index="111" draw:style-name="gr9" draw:text-style-name="P20" svg:width="1.558cm" svg:height="0.625cm" draw:corner-radius="0.25cm"><text:p text:style-name="P19"><text:span text:style-name="T9">Prawn</text:span></text:p></draw:rect> <draw:rect text:anchor-type="as-char" draw:z-index="112" draw:style-name="gr9" draw:text-style-name="P20" svg:width="2.991cm" svg:height="0.625cm" draw:corner-radius="0.25cm"><text:p text:style-name="P19"><text:span text:style-name="T9">Ampersand.js</text:span></text:p></draw:rect> </text:p>
      <text:p text:style-name="P12"><text:span text:style-name="T5">Role:</text:span> Developer - <text:span text:style-name="T5">Challenges:</text:span> I began on Jobbsite as a junior developer working under a talented senior to build a custom time and order management system for a client, and ended as a leading developer on a larger team adapting the software to serve as a SAAS product. There were numerous challenges over the years, including onboarding additional junior devs, adding a rich client experience using a browser toolkit called Ampersand.js, the Rails 3 to 4 upgrade, a continuous need to optimize the speed of a sprawling test suite, balancing the needs of the client vs. the needs of the product, and implementing a reliable multi-tenant database system. </text:p>
      <text:h text:style-name="P1" text:outline-level="3">Agile Software Engineering Lab, University of Calgary (Dr. Frank Maurer) - May 2011 to February 2013 </text:h>
      <text:p text:style-name="P4"><text:a xlink:type="simple" xlink:href="https://web.archive.org/web/20161018145710/http://nserc-surfnet.ca/projects"><text:span text:style-name="T2">NSERC Surfnet Research Network Page</text:span></text:a><text:span text:style-name="T2"> - 2013 </text:span></text:p>
      <text:p text:style-name="P5"><draw:rect text:anchor-type="as-char" draw:z-index="102" draw:style-name="gr9" draw:text-style-name="P20" svg:width="2.897cm" svg:height="0.625cm" draw:corner-radius="0.25cm"><text:p text:style-name="P19"><text:span text:style-name="T9">Ruby On Rails</text:span></text:p></draw:rect> <draw:rect text:anchor-type="as-char" draw:z-index="104" draw:style-name="gr9" draw:text-style-name="P20" svg:width="3.169cm" svg:height="0.625cm" draw:corner-radius="0.25cm"><text:p text:style-name="P19"><text:span text:style-name="T9">Postgres SQL</text:span></text:p></draw:rect> <draw:rect text:anchor-type="as-char" draw:z-index="110" draw:style-name="gr9" draw:text-style-name="P20" svg:width="1.938cm" svg:height="0.625cm" draw:corner-radius="0.25cm"><text:p text:style-name="P19"><text:span text:style-name="T9">Paperclip</text:span></text:p></draw:rect> </text:p>
      <text:p text:style-name="P12"><text:span text:style-name="T5">Role:</text:span> Lead Developer - <text:span text:style-name="T5">Challenges:</text:span> My last task with Dr. Maurer's lab was to implement a website to document the work of the Surfnet research network, where network members could log in and upload descriptions and papers detailing their projects. This was my first Ruby on Rails project. Effectively, I attempted to learn Rails and implement a simple CMS on my own in two months, and in retrospect this goal was entirely too ambitious. Not knowing this at the time, I made a serious attempt to complete it. I learned a lot while building a substantial portion of the site, before handing it off to another intern. </text:p>
      <text:p text:style-name="P6">MRI Table Kinect - 2012 </text:p>
      <text:p text:style-name="P5"><draw:rect text:anchor-type="as-char" draw:z-index="113" draw:style-name="gr9" draw:text-style-name="P20" svg:width="2.278cm" svg:height="0.625cm" draw:corner-radius="0.25cm"><text:p text:style-name="P19"><text:span text:style-name="T9">C# + WPF</text:span></text:p></draw:rect> <draw:rect text:anchor-type="as-char" draw:z-index="114" draw:style-name="gr9" draw:text-style-name="P20" svg:width="1.625cm" svg:height="0.625cm" draw:corner-radius="0.25cm"><text:p text:style-name="P19"><text:span text:style-name="T9">Kinect</text:span></text:p></draw:rect> <draw:rect text:anchor-type="as-char" draw:z-index="115" draw:style-name="gr9" draw:text-style-name="P20" svg:width="3.837cm" svg:height="0.625cm" draw:corner-radius="0.25cm"><text:p text:style-name="P19"><text:span text:style-name="T9">Objective-C + iOS</text:span></text:p></draw:rect> </text:p>
      <text:p text:style-name="P11"><text:span text:style-name="T3">Role: </text:span><text:span text:style-name="T1">Developer - </text:span><text:span text:style-name="T3">Challenges:</text:span><text:span text:style-name="T1"> Building off of MSE-API and working for a grad student in Dr. Maurer's lab, I built this prototype which synchronizes the display on a touch tabletop with an iPad by tracking the device with a Kinect. The main challenge was the short timeframe, the project came together in one week. The work resulted in a </text:span><text:a xlink:type="simple" xlink:href="http://ase.cpsc.ucalgary.ca/uploads/Publications/2013/MediCHI2013%20-%20MRITable%20Kinect.pdf"><text:span text:style-name="T1">publication in MediCHI’13</text:span></text:a><text:span text:style-name="T1">. </text:span></text:p>
      <text:p text:style-name="P4"><text:span text:style-name="T2">Multi-Surface Environment API </text:span><text:a xlink:type="simple" xlink:href="https://github.com/PatrickKing/MSEAPI"><text:span text:style-name="T2">(Github)</text:span></text:a><text:span text:style-name="T2"> - 2012 </text:span></text:p>
      <text:p text:style-name="P5"><draw:rect text:anchor-type="as-char" draw:z-index="116" draw:style-name="gr9" draw:text-style-name="P20" svg:width="2.278cm" svg:height="0.625cm" draw:corner-radius="0.25cm"><text:p text:style-name="P19"><text:span text:style-name="T9">C# + WPF</text:span></text:p></draw:rect> <draw:rect text:anchor-type="as-char" draw:z-index="119" draw:style-name="gr9" draw:text-style-name="P20" svg:width="1.781cm" svg:height="0.625cm" draw:corner-radius="0.25cm"><text:p text:style-name="P19"><text:span text:style-name="T9">Node.js</text:span></text:p></draw:rect> <draw:rect text:anchor-type="as-char" draw:z-index="117" draw:style-name="gr9" draw:text-style-name="P20" svg:width="1.625cm" svg:height="0.625cm" draw:corner-radius="0.25cm"><text:p text:style-name="P19"><text:span text:style-name="T9">Kinect</text:span></text:p></draw:rect> <draw:rect text:anchor-type="as-char" draw:z-index="118" draw:style-name="gr9" draw:text-style-name="P20" svg:width="3.837cm" svg:height="0.625cm" draw:corner-radius="0.25cm"><text:p text:style-name="P19"><text:span text:style-name="T9">Objective-C + iOS</text:span></text:p></draw:rect></text:p>
      <text:p text:style-name="P12"><text:span text:style-name="T5">Role:</text:span> Developer - <text:span text:style-name="T5">Challenges:</text:span> As one developer in a team of six, we built a <text:soft-page-break/>framework for cross device communication incorporating Kinect skeletal recognition and gestures on mobile devices. The main challenges included keeping codebases for different platforms in sync, and coordinating work between a medium size team of students and interns who had many other demands on their time. In and around work on this project, I started a drive within the lab to move our source control from an in-house TFS Version Control server to Github. </text:p>
      <text:p text:style-name="P6">eGrid - 2011 </text:p>
      <text:p text:style-name="P5"><draw:rect text:anchor-type="as-char" draw:z-index="120" draw:style-name="gr9" draw:text-style-name="P20" svg:width="2.278cm" svg:height="0.625cm" draw:corner-radius="0.25cm"><text:p text:style-name="P19"><text:span text:style-name="T9">C# + WPF</text:span></text:p></draw:rect> <draw:rect text:anchor-type="as-char" draw:z-index="121" draw:style-name="gr9" draw:text-style-name="P20" svg:width="3.85cm" svg:height="0.625cm" draw:corner-radius="0.25cm"><text:p text:style-name="P19"><text:span text:style-name="T9">ArcGIS (C# SDK)</text:span></text:p></draw:rect></text:p>
      <text:p text:style-name="P12"><text:span text:style-name="T5">Role:</text:span> Developer - <text:span text:style-name="T5">Challenges:</text:span> eGrid was a prototype power grid management application, for tracking work crews and power equipment issues / outages citywide. The main challenge was diving into an existing codebase while learning C#, touch interface APIs, and GIS basics. eGrid ran on an early generation touch tabletop with early Microsoft touch software, both of which came with unique issues to work around. </text:p>
      <text:h text:style-name="P1" text:outline-level="3">University of Calgary iGEM Team - May to August 2009 </text:h>
      <text:p text:style-name="P4"><text:a xlink:type="simple" xlink:href="http://2009.igem.org/Team:Calgary/Second_Life"><text:span text:style-name="T1">Synthetic Biology Interactive (Second Life Installation)</text:span></text:a><text:span text:style-name="T1"> </text:span></text:p>
      <text:p text:style-name="P5"><text:span text:style-name="T7"><draw:rect text:anchor-type="as-char" draw:z-index="100" draw:style-name="gr9" draw:text-style-name="P20" svg:width="4.017cm" svg:height="0.625cm" draw:corner-radius="0.25cm"><text:p text:style-name="P19"><text:span text:style-name="T9">LSL (Second Life)</text:span></text:p></draw:rect></text:span> </text:p>
      <text:p text:style-name="P12"><text:span text:style-name="T5">Role:</text:span> Team Leader - <text:span text:style-name="T5">Challenges:</text:span> I lead a team of three other students to build a virtual installation about synthetic biology in Second life, including two biomedical sciences students with no software development experience, mentoring and guiding these students in the basics of coding and 3D graphics was a key challenge. An interesting technical problem was working within the limited environment provided by Second Life's integrated Linden Scripting Language: each script is limited to 64kiB for compiled code and stack / heap memory. But, as a garbage collected language LSL includes no way to manage memory directly. Adding a line of code to a script, or adding one too many elements to a list, could result in an out of memory error. I split functionality across multiple scripts to access more memory, and this required the addition of an IPC-like communication system between scripts over the game's chat channels.</text:p>
      <text:h text:style-name="P3" text:outline-level="2">EDUCATION</text:h>
      <text:p text:style-name="P5"><text:span text:style-name="T5">BHSc</text:span> - <text:span text:style-name="T4">Bioinformatics (Honours) - University of Calgary - 2012</text:span></text:p>
      <text:p text:style-name="P5">Honours Thesis: <text:span text:style-name="T4">An Algorithm for Chromatin Immunoprecipitation Sequencing Analysis.</text:span> <draw:rect text:anchor-type="as-char" draw:z-index="60" draw:style-name="gr9" draw:text-style-name="P20" svg:width="1.581cm" svg:height="0.625cm" draw:corner-radius="0.25cm"><text:p text:style-name="P19"><text:span text:style-name="T9">Python</text:span></text:p></draw:rect> <draw:rect text:anchor-type="as-char" draw:z-index="61" draw:style-name="gr9" draw:text-style-name="P20" svg:width="0.652cm" svg:height="0.625cm" draw:corner-radius="0.25cm"><text:p text:style-name="P19"><text:span text:style-name="T9">R</text:span></text:p></draw:rect></text:p>
      <text:h text:style-name="P2" text:outline-level="2">SKILLS + TECH</text:h>
      <text:h text:style-name="P1" text:outline-level="3">What I'm Best At</text:h>
      <text:p text:style-name="P8"><draw:rect text:anchor-type="as-char" draw:z-index="1" draw:style-name="gr4" draw:text-style-name="P20" svg:width="1.811cm" svg:height="0.625cm" draw:corner-radius="0.25cm"><text:p text:style-name="P19"><text:span text:style-name="T9">React.js</text:span></text:p></draw:rect> <draw:rect text:anchor-type="as-char" draw:z-index="2" draw:style-name="gr4" draw:text-style-name="P20" svg:width="1.781cm" svg:height="0.625cm" draw:corner-radius="0.25cm"><text:p text:style-name="P19"><text:span text:style-name="T9">Node.js</text:span></text:p></draw:rect> <draw:rect text:anchor-type="as-char" draw:z-index="3" draw:style-name="gr4" draw:text-style-name="P20" svg:width="2.897cm" svg:height="0.625cm" draw:corner-radius="0.25cm"><text:p text:style-name="P19"><text:span text:style-name="T9">Ruby On Rails</text:span></text:p></draw:rect> <draw:rect text:anchor-type="as-char" draw:z-index="4" draw:style-name="gr4" draw:text-style-name="P20" svg:width="1.468cm" svg:height="0.625cm" draw:corner-radius="0.25cm"><text:p text:style-name="P19"><text:span text:style-name="T9">RSpec</text:span></text:p></draw:rect> <draw:rect text:anchor-type="as-char" draw:z-index="5" draw:style-name="gr4" draw:text-style-name="P20" svg:width="2.227cm" svg:height="0.625cm" draw:corner-radius="0.25cm"><text:p text:style-name="P19"><text:span text:style-name="T9">Cucumber</text:span></text:p></draw:rect> <draw:rect text:anchor-type="as-char" draw:z-index="6" draw:style-name="gr4" draw:text-style-name="P20" svg:width="4.769cm" svg:height="0.625cm" draw:corner-radius="0.25cm"><text:p text:style-name="P19"><text:span text:style-name="T9">Javascript (ES 2015+)</text:span></text:p></draw:rect> <draw:rect text:anchor-type="as-char" draw:z-index="7" draw:style-name="gr4" draw:text-style-name="P20" svg:width="1.579cm" svg:height="0.625cm" draw:corner-radius="0.25cm"><text:p text:style-name="P19"><text:span text:style-name="T9">ESLint</text:span></text:p></draw:rect> <text:soft-page-break/><draw:rect text:anchor-type="as-char" draw:z-index="8" draw:style-name="gr4" draw:text-style-name="P20" svg:width="2.634cm" svg:height="0.625cm" draw:corner-radius="0.25cm"><text:p text:style-name="P19"><text:span text:style-name="T9">Coffeescript</text:span></text:p></draw:rect> <draw:rect text:anchor-type="as-char" draw:z-index="9" draw:style-name="gr4" draw:text-style-name="P20" svg:width="2.941cm" svg:height="0.625cm" draw:corner-radius="0.25cm"><text:p text:style-name="P19"><text:span text:style-name="T9">Immutable.js</text:span></text:p></draw:rect> <draw:rect text:anchor-type="as-char" draw:z-index="10" draw:style-name="gr4" draw:text-style-name="P20" svg:width="4.834cm" svg:height="0.625cm" draw:corner-radius="0.25cm"><text:p text:style-name="P19"><text:span text:style-name="T9">Redux + Mobx + Flux</text:span></text:p></draw:rect> <draw:rect text:anchor-type="as-char" draw:z-index="11" draw:style-name="gr4" draw:text-style-name="P20" svg:width="4.097cm" svg:height="0.625cm" draw:corner-radius="0.25cm"><text:p text:style-name="P19"><text:span text:style-name="T9">Git (CLI + Git Flow)</text:span></text:p></draw:rect> <draw:rect text:anchor-type="as-char" draw:z-index="12" draw:style-name="gr4" draw:text-style-name="P20" svg:width="2.257cm" svg:height="0.625cm" draw:corner-radius="0.25cm"><text:p text:style-name="P19"><text:span text:style-name="T9">Webpack</text:span></text:p></draw:rect> <draw:rect text:anchor-type="as-char" draw:z-index="13" draw:style-name="gr4" draw:text-style-name="P20" svg:width="1.355cm" svg:height="0.625cm" draw:corner-radius="0.25cm"><text:p text:style-name="P19"><text:span text:style-name="T9">D3.js</text:span></text:p></draw:rect> <draw:rect text:anchor-type="as-char" draw:z-index="14" draw:style-name="gr4" draw:text-style-name="P20" svg:width="3.148cm" svg:height="0.625cm" draw:corner-radius="0.25cm"><text:p text:style-name="P19"><text:span text:style-name="T9">Agile Practices</text:span></text:p></draw:rect> <draw:rect text:anchor-type="as-char" svg:y="-0.31cm" draw:z-index="15" draw:style-name="gr5" draw:text-style-name="P20" svg:width="4.684cm" svg:height="0.625cm" draw:corner-radius="0.25cm"><text:p text:style-name="P19"><text:span text:style-name="T9">Promises + Bluebird.js</text:span></text:p></draw:rect> <draw:rect text:anchor-type="as-char" draw:z-index="16" draw:style-name="gr4" draw:text-style-name="P20" svg:width="1.765cm" svg:height="0.625cm" draw:corner-radius="0.25cm"><text:p text:style-name="P19"><text:span text:style-name="T9">jQuery</text:span></text:p></draw:rect></text:p>
      <text:h text:style-name="P1" text:outline-level="3">What I'm Good At</text:h>
      <text:p text:style-name="P8"><draw:rect text:anchor-type="as-char" draw:z-index="17" draw:style-name="gr6" draw:text-style-name="P20" svg:width="3.169cm" svg:height="0.625cm" draw:corner-radius="0.25cm"><text:p text:style-name="P19"><text:span text:style-name="T9">Postgres SQL</text:span></text:p></draw:rect> <draw:rect text:anchor-type="as-char" draw:z-index="18" draw:style-name="gr6" draw:text-style-name="P20" svg:width="0.98cm" svg:height="0.625cm" draw:corner-radius="0.25cm"><text:p text:style-name="P19"><text:span text:style-name="T9">IIS</text:span></text:p></draw:rect> <draw:rect text:anchor-type="as-char" draw:z-index="19" draw:style-name="gr6" draw:text-style-name="P20" svg:width="2.629cm" svg:height="0.625cm" draw:corner-radius="0.25cm"><text:p text:style-name="P19"><text:span text:style-name="T9">Phantom.js</text:span></text:p></draw:rect> <draw:rect text:anchor-type="as-char" draw:z-index="20" draw:style-name="gr6" draw:text-style-name="P20" svg:width="1.581cm" svg:height="0.625cm" draw:corner-radius="0.25cm"><text:p text:style-name="P19"><text:span text:style-name="T9">Python</text:span></text:p></draw:rect> <draw:rect text:anchor-type="as-char" draw:z-index="21" draw:style-name="gr6" draw:text-style-name="P20" svg:width="7.952cm" svg:height="0.625cm" draw:corner-radius="0.25cm"><text:p text:style-name="P19"><text:span text:style-name="T9">C# + .NET (Web and Windows desktop)</text:span></text:p></draw:rect> <draw:rect text:anchor-type="as-char" draw:z-index="22" draw:style-name="gr6" draw:text-style-name="P20" svg:width="3.726cm" svg:height="0.625cm" draw:corner-radius="0.25cm"><text:p text:style-name="P19"><text:span text:style-name="T9">WebGL + Three.js</text:span></text:p></draw:rect> <draw:rect text:anchor-type="as-char" draw:z-index="23" draw:style-name="gr6" draw:text-style-name="P20" svg:width="7.908cm" svg:height="0.625cm" draw:corner-radius="0.25cm"><text:p text:style-name="P19"><text:span text:style-name="T9">Team Foundation Version Control (TFS)</text:span></text:p></draw:rect> <draw:rect text:anchor-type="as-char" draw:z-index="24" draw:style-name="gr6" draw:text-style-name="P20" svg:width="1.715cm" svg:height="0.625cm" draw:corner-radius="0.25cm"><text:p text:style-name="P19"><text:span text:style-name="T9">Leaflet</text:span></text:p></draw:rect> <draw:rect text:anchor-type="as-char" draw:z-index="25" draw:style-name="gr6" draw:text-style-name="P20" svg:width="2.428cm" svg:height="0.625cm" draw:corner-radius="0.25cm"><text:p text:style-name="P19"><text:span text:style-name="T9">Browserify</text:span></text:p></draw:rect> <text:s/><draw:rect text:anchor-type="as-char" draw:z-index="26" draw:style-name="gr6" draw:text-style-name="P20" svg:width="1.676cm" svg:height="0.625cm" draw:corner-radius="0.25cm"><text:p text:style-name="P19"><text:span text:style-name="T9">Heroku</text:span></text:p></draw:rect> <draw:rect text:anchor-type="as-char" draw:z-index="27" draw:style-name="gr6" draw:text-style-name="P20" svg:width="9.275cm" svg:height="0.625cm" draw:corner-radius="0.25cm"><text:p text:style-name="P19"><text:span text:style-name="T9">ArcGIS (APIs + SDKs + Server Configuration)</text:span></text:p></draw:rect> <draw:rect text:anchor-type="as-char" draw:z-index="28" draw:style-name="gr6" draw:text-style-name="P20" svg:width="1.558cm" svg:height="0.625cm" draw:corner-radius="0.25cm"><text:p text:style-name="P19"><text:span text:style-name="T9">Prawn</text:span></text:p></draw:rect> <draw:rect text:anchor-type="as-char" draw:z-index="29" draw:style-name="gr6" draw:text-style-name="P20" svg:width="5.569cm" svg:height="0.625cm" draw:corner-radius="0.25cm"><text:p text:style-name="P19"><text:span text:style-name="T9">French (Written + Spoken)</text:span></text:p></draw:rect> </text:p>
      <text:h text:style-name="P1" text:outline-level="3">What I've Played With</text:h>
      <text:p text:style-name="P8"><draw:rect text:anchor-type="as-char" draw:z-index="30" draw:style-name="gr7" draw:text-style-name="P20" svg:width="0.92cm" svg:height="0.625cm" draw:corner-radius="0.25cm"><text:p text:style-name="P19"><text:span text:style-name="T9">S3</text:span></text:p></draw:rect> <draw:rect text:anchor-type="as-char" draw:z-index="31" draw:style-name="gr7" draw:text-style-name="P20" svg:width="3.675cm" svg:height="0.625cm" draw:corner-radius="0.25cm"><text:p text:style-name="P19"><text:span text:style-name="T9">Google Docs API</text:span></text:p></draw:rect> <draw:rect text:anchor-type="as-char" svg:y="-0.31cm" draw:z-index="32" draw:style-name="gr8" draw:text-style-name="P20" svg:width="5.525cm" svg:height="0.625cm" draw:corner-radius="0.25cm"><text:p text:style-name="P19"><text:span text:style-name="T9">Email (Sendgrid + Mailgun)</text:span></text:p></draw:rect> <draw:rect text:anchor-type="as-char" draw:z-index="33" draw:style-name="gr7" draw:text-style-name="P20" svg:width="3.326cm" svg:height="0.625cm" draw:corner-radius="0.25cm"><text:p text:style-name="P19"><text:span text:style-name="T9">Java + Android</text:span></text:p></draw:rect> <draw:rect text:anchor-type="as-char" draw:z-index="34" draw:style-name="gr7" draw:text-style-name="P20" svg:width="3.837cm" svg:height="0.625cm" draw:corner-radius="0.25cm"><text:p text:style-name="P19"><text:span text:style-name="T9">Objective-C + iOS</text:span></text:p></draw:rect> <draw:rect text:anchor-type="as-char" draw:z-index="35" draw:style-name="gr7" draw:text-style-name="P20" svg:width="1.878cm" svg:height="0.625cm" draw:corner-radius="0.25cm"><text:p text:style-name="P19"><text:span text:style-name="T9">Docker</text:span></text:p></draw:rect> <draw:rect text:anchor-type="as-char" draw:z-index="36" draw:style-name="gr7" draw:text-style-name="P20" svg:width="4.672cm" svg:height="0.625cm" draw:corner-radius="0.25cm"><text:p text:style-name="P19"><text:span text:style-name="T9">Sunspot Solr + Lucene</text:span></text:p></draw:rect> <draw:rect text:anchor-type="as-char" draw:z-index="37" draw:style-name="gr7" draw:text-style-name="P20" svg:width="0.652cm" svg:height="0.625cm" draw:corner-radius="0.25cm"><text:p text:style-name="P19"><text:span text:style-name="T9">R</text:span></text:p></draw:rect> <draw:rect text:anchor-type="as-char" draw:z-index="38" draw:style-name="gr7" draw:text-style-name="P20" svg:width="2.204cm" svg:height="0.625cm" draw:corner-radius="0.25cm"><text:p text:style-name="P19"><text:span text:style-name="T9">MongoDB</text:span></text:p></draw:rect> <draw:rect text:anchor-type="as-char" draw:z-index="39" draw:style-name="gr7" draw:text-style-name="P20" svg:width="1.091cm" svg:height="0.625cm" draw:corner-radius="0.25cm"><text:p text:style-name="P19"><text:span text:style-name="T9">Go</text:span></text:p></draw:rect> <draw:rect text:anchor-type="as-char" draw:z-index="40" draw:style-name="gr7" draw:text-style-name="P20" svg:width="2.116cm" svg:height="0.625cm" draw:corner-radius="0.25cm"><text:p text:style-name="P19"><text:span text:style-name="T9">Ember.js</text:span></text:p></draw:rect> <draw:rect text:anchor-type="as-char" draw:z-index="41" draw:style-name="gr7" draw:text-style-name="P20" svg:width="2.027cm" svg:height="0.625cm" draw:corner-radius="0.25cm"><text:p text:style-name="P19"><text:span text:style-name="T9">MSBuild</text:span></text:p></draw:rect> <draw:rect text:anchor-type="as-char" draw:z-index="42" draw:style-name="gr7" draw:text-style-name="P20" svg:width="2.991cm" svg:height="0.625cm" draw:corner-radius="0.25cm"><text:p text:style-name="P19"><text:span text:style-name="T9">Ampersand.js</text:span></text:p></draw:rect> <draw:rect text:anchor-type="as-char" draw:z-index="43" draw:style-name="gr7" draw:text-style-name="P20" svg:width="4.306cm" svg:height="0.625cm" draw:corner-radius="0.25cm"><text:p text:style-name="P19"><text:span text:style-name="T9">GLSL (Witih WebGL)</text:span></text:p></draw:rect> <draw:rect text:anchor-type="as-char" draw:z-index="44" draw:style-name="gr7" draw:text-style-name="P20" svg:width="1.819cm" svg:height="0.625cm" draw:corner-radius="0.25cm"><text:p text:style-name="P19"><text:span text:style-name="T9">Puppet</text:span></text:p></draw:rect> <draw:rect text:anchor-type="as-char" draw:z-index="45" draw:style-name="gr7" draw:text-style-name="P20" svg:width="2.206cm" svg:height="0.625cm" draw:corner-radius="0.25cm"><text:p text:style-name="P19"><text:span text:style-name="T9">Meteor.js</text:span></text:p></draw:rect> <draw:rect text:anchor-type="as-char" draw:z-index="46" draw:style-name="gr7" draw:text-style-name="P20" svg:width="4.017cm" svg:height="0.625cm" draw:corner-radius="0.25cm"><text:p text:style-name="P19"><text:span text:style-name="T9">LSL (Second Life)</text:span></text:p></draw:rect> <draw:rect text:anchor-type="as-char" draw:z-index="47" draw:style-name="gr7" draw:text-style-name="P20" svg:width="1.766cm" svg:height="0.625cm" draw:corner-radius="0.25cm"><text:p text:style-name="P19"><text:span text:style-name="T9">Drupal</text:span></text:p></draw:rect> <draw:rect text:anchor-type="as-char" draw:z-index="48" draw:style-name="gr7" draw:text-style-name="P20" svg:width="4.121cm" svg:height="0.625cm" draw:corner-radius="0.25cm"><text:p text:style-name="P19"><text:span text:style-name="T9">SQL Server (TSQL)</text:span></text:p></draw:rect> <draw:rect text:anchor-type="as-char" draw:z-index="49" draw:style-name="gr7" draw:text-style-name="P20" svg:width="2.056cm" svg:height="0.625cm" draw:corner-radius="0.25cm"><text:p text:style-name="P19"><text:span text:style-name="T9">C + C++</text:span></text:p></draw:rect> <draw:rect text:anchor-type="as-char" draw:z-index="50" draw:style-name="gr7" draw:text-style-name="P20" svg:width="1.87cm" svg:height="0.625cm" draw:corner-radius="0.25cm"><text:p text:style-name="P19"><text:span text:style-name="T9">Django</text:span></text:p></draw:rect> <draw:rect text:anchor-type="as-char" draw:z-index="51" draw:style-name="gr7" draw:text-style-name="P20" svg:width="1.625cm" svg:height="0.625cm" draw:corner-radius="0.25cm"><text:p text:style-name="P19"><text:span text:style-name="T9">Kinect</text:span></text:p></draw:rect> <draw:rect text:anchor-type="as-char" draw:z-index="52" draw:style-name="gr7" draw:text-style-name="P20" svg:width="1.87cm" svg:height="0.625cm" draw:corner-radius="0.25cm"><text:p text:style-name="P19"><text:span text:style-name="T9">Blender</text:span></text:p></draw:rect> <draw:rect text:anchor-type="as-char" draw:z-index="53" draw:style-name="gr7" draw:text-style-name="P20" svg:width="1.938cm" svg:height="0.625cm" draw:corner-radius="0.25cm"><text:p text:style-name="P19"><text:span text:style-name="T9">Selenium</text:span></text:p></draw:rect></text:p>
      <text:h text:style-name="P2" text:outline-level="2">OTHER WORKS</text:h>
      <text:p text:style-name="P4"><text:a xlink:type="simple" xlink:href="https://docs.google.com/presentation/d/1DqZJQQILjfYafysV29f-kdiitQ5ExCy-IOYz0IuUn78/edit?usp=sharing"><text:span text:style-name="T1">Accessible Visualizations: A Case Study (slides)</text:span></text:a><text:span text:style-name="T1"> - I presented work on making the Energy Futures visualization accessible, as part of the our design partner's </text:span><text:a xlink:type="simple" xlink:href="http://speakerseries.ilab.cpsc.ucalgary.ca/"><text:span text:style-name="T1">Data Empowerment Speaker Series</text:span></text:a><text:span text:style-name="T1">.</text:span></text:p>
      <text:p text:style-name="P4"><text:a xlink:type="simple" xlink:href="http://gallery.patrickk.i.ng/"><text:span text:style-name="T1">"Star Trek: Armada" Gallery</text:span></text:a><text:span text:style-name="T1"> - A shrine for an old computer game I enjoyed. </text:span></text:p>
      <text:p text:style-name="P4"><text:span text:style-name="T1"><draw:rect text:anchor-type="as-char" draw:z-index="54" draw:style-name="gr9" draw:text-style-name="P20" svg:width="2.634cm" svg:height="0.625cm" draw:corner-radius="0.25cm"><text:p text:style-name="P19"><text:span text:style-name="T9">Coffeescript</text:span></text:p></draw:rect></text:span><text:span text:style-name="T1"> </text:span><text:span text:style-name="T1"><draw:rect text:anchor-type="as-char" draw:z-index="56" draw:style-name="gr9" draw:text-style-name="P20" svg:width="1.781cm" svg:height="0.625cm" draw:corner-radius="0.25cm"><text:p text:style-name="P19"><text:span text:style-name="T9">Node.js</text:span></text:p></draw:rect></text:span><text:span text:style-name="T1"> </text:span><text:span text:style-name="T1"><draw:rect text:anchor-type="as-char" draw:z-index="57" draw:style-name="gr9" draw:text-style-name="P20" svg:width="3.726cm" svg:height="0.625cm" draw:corner-radius="0.25cm"><text:p text:style-name="P19"><text:span text:style-name="T9">WebGL + Three.js</text:span></text:p></draw:rect></text:span><text:span text:style-name="T1"> </text:span></text:p>
      <text:p text:style-name="P4"><text:a xlink:type="simple" xlink:href="https://hidden-wave-28675.herokuapp.com/dist/app.html"><text:span text:style-name="T1">Neoderelict</text:span></text:a><text:span text:style-name="T1"> - A simple prototype browser game. </text:span></text:p>
      <text:p text:style-name="P5"><draw:rect text:anchor-type="as-char" draw:z-index="55" draw:style-name="gr9" draw:text-style-name="P20" svg:width="2.634cm" svg:height="0.625cm" draw:corner-radius="0.25cm"><text:p text:style-name="P19"><text:span text:style-name="T9">Coffeescript</text:span></text:p></draw:rect> <draw:rect text:anchor-type="as-char" draw:z-index="58" draw:style-name="gr9" draw:text-style-name="P20" svg:width="3.726cm" svg:height="0.625cm" draw:corner-radius="0.25cm"><text:p text:style-name="P19"><text:span text:style-name="T9">WebGL + Three.js</text:span></text:p></draw:rect> <draw:rect text:anchor-type="as-char" draw:z-index="59" draw:style-name="gr9" draw:text-style-name="P20" svg:width="1.87cm" svg:height="0.625cm" draw:corner-radius="0.25cm"><text:p text:style-name="P19"><text:span text:style-name="T9">Blender</text:span></text:p></draw:rect> </text:p>
      <text:p text:style-name="P7">References available 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ntarell" svg:font-family="Cantarell"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family="'Times New Roman'"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4T21:27:30</meta:creation-date>
    <dc:date>2018-12-29T22:48:10.055919620</dc:date>
    <meta:editing-duration>P3DT23H37M32S</meta:editing-duration>
    <meta:editing-cycles>7</meta:editing-cycles>
    <meta:generator>LibreOffice/4.2.8.2$Linux_X86_64 LibreOffice_project/420m0$Build-2</meta:generator>
    <meta:document-statistic meta:table-count="0" meta:image-count="0" meta:object-count="0" meta:page-count="5" meta:paragraph-count="63" meta:word-count="1400" meta:character-count="8796" meta:non-whitespace-character-count="7296"/>
  </office:meta>
</office:document-meta>
</file>